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2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8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 style:data-style-name="N2">
      <style:table-cell-properties fo:border="0.002cm solid #000000"/>
    </style:style>
    <style:style style:name="ce6" style:family="table-cell" style:parent-style-name="Default" style:data-style-name="N112"/>
    <style:style style:name="ce7" style:family="table-cell" style:parent-style-name="Default" style:data-style-name="N109"/>
    <style:style style:name="ce8" style:family="table-cell" style:parent-style-name="Default" style:data-style-name="N110"/>
    <style:style style:name="ce9" style:family="table-cell" style:parent-style-name="Default" style:data-style-name="N109">
      <style:table-cell-properties fo:border="0.002cm solid #000000"/>
    </style:style>
    <style:style style:name="ce10" style:family="table-cell" style:parent-style-name="Default" style:data-style-name="N60"/>
    <style:style style:name="T1" style:family="text">
      <style:text-properties style:use-window-font-color="true" style:font-name="Times New Roman" fo:language="cs" fo:country="CZ" fo:font-style="normal" fo:font-weight="normal" style:font-name-asian="DejaVu Sans1" style:language-asian="zxx" style:country-asian="none" style:font-name-complex="Times New Roman" style:font-size-complex="6.80000019073486pt"/>
    </style:style>
    <style:style style:name="T2" style:family="text">
      <style:text-properties style:use-window-font-color="true" style:text-position="-42% 100%" style:font-name="Times New Roman" fo:language="cs" fo:country="CZ" fo:font-style="normal" fo:font-weight="normal" style:font-name-asian="DejaVu Sans1" style:language-asian="zxx" style:country-asian="none" style:font-name-complex="Times New Roman" style:font-size-complex="6.8000001907348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ce2" office:value-type="string">
            <text:p><text:span text:style-name="T1">ψ</text:span><text:span text:style-name="T2">1</text:span></text:p>
          </table:table-cell>
          <table:table-cell table:style-name="ce2" office:value-type="string">
            <text:p><text:span text:style-name="T1">ψ</text:span><text:span text:style-name="T2">2</text:span>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float" office:value="155.9786">
            <text:p>155,9786</text:p>
          </table:table-cell>
          <table:table-cell office:value-type="float" office:value="35.9813">
            <text:p>35,9813</text:p>
          </table:table-cell>
          <table:table-cell table:style-name="ce7" table:formula="oooc:=180-([.B3]-[.C3])" office:value-type="float" office:value="60.0027">
            <text:p>60,0027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44.3451">
            <text:p>144,3451</text:p>
          </table:table-cell>
          <table:table-cell office:value-type="float" office:value="24.3518">
            <text:p>24,3518</text:p>
          </table:table-cell>
          <table:table-cell table:style-name="ce7" table:formula="oooc:=180-([.B4]-[.C4])" office:value-type="float" office:value="60.0067">
            <text:p>60,0067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59.5274">
            <text:p>159,5274</text:p>
          </table:table-cell>
          <table:table-cell office:value-type="float" office:value="39.5285">
            <text:p>39,5285</text:p>
          </table:table-cell>
          <table:table-cell table:style-name="ce7" table:formula="oooc:=180-([.B5]-[.C5])" office:value-type="float" office:value="60.0011">
            <text:p>60,0011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68.3235">
            <text:p>168,3235</text:p>
          </table:table-cell>
          <table:table-cell office:value-type="float" office:value="48.3262">
            <text:p>48,3262</text:p>
          </table:table-cell>
          <table:table-cell table:style-name="ce7" table:formula="oooc:=180-([.B6]-[.C6])" office:value-type="float" office:value="60.0027">
            <text:p>60,0027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79.3772">
            <text:p>179,3772</text:p>
          </table:table-cell>
          <table:table-cell office:value-type="float" office:value="59.3803">
            <text:p>59,3803</text:p>
          </table:table-cell>
          <table:table-cell table:style-name="ce7" table:formula="oooc:=180-([.B7]-[.C7])" office:value-type="float" office:value="60.0031">
            <text:p>60,0031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ce8" table:formula="oooc:=AVERAGE([.D3:.D7])" office:value-type="float" office:value="60.00326">
            <text:p>60,003</text:p>
          </table:table-cell>
          <table:table-cell table:style-name="ce8" table:formula="oooc:=STDEV([.D3:.D7])" office:value-type="float" office:value="0.00207074865688207">
            <text:p>0,002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>
            <text:p>spektrální čára</text:p>
          </table:table-cell>
          <table:table-cell table:style-name="ce4" office:value-type="string">
            <text:p>λ [nm]</text:p>
          </table:table-cell>
          <table:table-cell table:style-name="ce4" office:value-type="string">
            <text:p>φ1</text:p>
          </table:table-cell>
          <table:table-cell table:style-name="ce4" office:value-type="string">
            <text:p>φ2</text:p>
          </table:table-cell>
          <table:table-cell table:style-name="ce4" office:value-type="string">
            <text:p>n</text:p>
          </table:table-cell>
          <table:table-cell table:number-columns-repeated="3"/>
          <table:table-cell office:value-type="string">
            <text:p>velikost</text:p>
          </table:table-cell>
          <table:table-cell office:value-type="string">
            <text:p>chyba</text:p>
          </table:table-cell>
        </table:table-row>
        <table:table-row table:style-name="ro1">
          <table:table-cell table:style-name="ce1" office:value-type="string">
            <text:p>červená</text:p>
          </table:table-cell>
          <table:table-cell office:value-type="float" office:value="623.4">
            <text:p>623,4</text:p>
          </table:table-cell>
          <table:table-cell office:value-type="float" office:value="191.039">
            <text:p>191,0390</text:p>
          </table:table-cell>
          <table:table-cell office:value-type="float" office:value="314.2731">
            <text:p>314,2731</text:p>
          </table:table-cell>
          <table:table-cell table:style-name="ce9" table:formula="oooc:=SIN(0.5*(RADIANS([.D$8])+RADIANS([.D12]-[.C12])/2))/SIN(RADIANS([.D$8]/2))" office:value-type="float" office:value="1.74593103199854">
            <text:p>1,74593</text:p>
          </table:table-cell>
          <table:table-cell table:number-columns-repeated="2"/>
          <table:table-cell office:value-type="string">
            <text:p>a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>
            <text:p>Žlutá 1</text:p>
          </table:table-cell>
          <table:table-cell office:value-type="float" office:value="579.1">
            <text:p>579,1</text:p>
          </table:table-cell>
          <table:table-cell office:value-type="float" office:value="190.43">
            <text:p>190,4300</text:p>
          </table:table-cell>
          <table:table-cell office:value-type="float" office:value="314.8761">
            <text:p>314,8761</text:p>
          </table:table-cell>
          <table:table-cell table:style-name="ce9" table:formula="oooc:=SIN(0.5*(RADIANS([.D$8])+RADIANS([.D13]-[.C13])/2))/SIN(RADIANS([.D$8]/2))" office:value-type="float" office:value="1.7510646464495">
            <text:p>1,75106</text:p>
          </table:table-cell>
          <table:table-cell table:number-columns-repeated="2"/>
          <table:table-cell office:value-type="string">
            <text:p>b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>
            <text:p>Žlutá 2</text:p>
          </table:table-cell>
          <table:table-cell office:value-type="float" office:value="576.9">
            <text:p>576,9</text:p>
          </table:table-cell>
          <table:table-cell office:value-type="float" office:value="190.3956">
            <text:p>190,3956</text:p>
          </table:table-cell>
          <table:table-cell office:value-type="float" office:value="314.9139">
            <text:p>314,9139</text:p>
          </table:table-cell>
          <table:table-cell table:style-name="ce9" table:formula="oooc:=SIN(0.5*(RADIANS([.D$8])+RADIANS([.D14]-[.C14])/2))/SIN(RADIANS([.D$8]/2))" office:value-type="float" office:value="1.75136891666498">
            <text:p>1,75137</text:p>
          </table:table-cell>
          <table:table-cell table:number-columns-repeated="2"/>
          <table:table-cell office:value-type="string">
            <text:p>c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>
            <text:p>zelená</text:p>
          </table:table-cell>
          <table:table-cell office:value-type="float" office:value="546.1">
            <text:p>546,1</text:p>
          </table:table-cell>
          <table:table-cell office:value-type="float" office:value="189.814">
            <text:p>189,8140</text:p>
          </table:table-cell>
          <table:table-cell office:value-type="float" office:value="315.5042">
            <text:p>315,5042</text:p>
          </table:table-cell>
          <table:table-cell table:style-name="ce9" table:formula="oooc:=SIN(0.5*(RADIANS([.D$8])+RADIANS([.D15]-[.C15])/2))/SIN(RADIANS([.D$8]/2))" office:value-type="float" office:value="1.75628329019432">
            <text:p>1,7562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odrozelená</text:p>
          </table:table-cell>
          <table:table-cell office:value-type="float" office:value="491.6">
            <text:p>491,6</text:p>
          </table:table-cell>
          <table:table-cell office:value-type="float" office:value="188.3972">
            <text:p>188,3972</text:p>
          </table:table-cell>
          <table:table-cell office:value-type="float" office:value="316.9272">
            <text:p>316,9272</text:p>
          </table:table-cell>
          <table:table-cell table:style-name="ce9" table:formula="oooc:=SIN(0.5*(RADIANS([.D$8])+RADIANS([.D16]-[.C16])/2))/SIN(RADIANS([.D$8]/2))" office:value-type="float" office:value="1.76800130289262">
            <text:p>1,7680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odrá</text:p>
          </table:table-cell>
          <table:table-cell office:value-type="float" office:value="435.8">
            <text:p>435,8</text:p>
          </table:table-cell>
          <table:table-cell office:value-type="float" office:value="186.0569">
            <text:p>186,0569</text:p>
          </table:table-cell>
          <table:table-cell office:value-type="float" office:value="319.2711">
            <text:p>319,2711</text:p>
          </table:table-cell>
          <table:table-cell table:style-name="ce9" table:formula="oooc:=SIN(0.5*(RADIANS([.D$8])+RADIANS([.D17]-[.C17])/2))/SIN(RADIANS([.D$8]/2))" office:value-type="float" office:value="1.78673597298471">
            <text:p>1,7867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ialová 1</text:p>
          </table:table-cell>
          <table:table-cell office:value-type="float" office:value="407.8">
            <text:p>407,8</text:p>
          </table:table-cell>
          <table:table-cell office:value-type="float" office:value="184.2539">
            <text:p>184,2539</text:p>
          </table:table-cell>
          <table:table-cell office:value-type="float" office:value="321.1062">
            <text:p>321,1062</text:p>
          </table:table-cell>
          <table:table-cell table:style-name="ce9" table:formula="oooc:=SIN(0.5*(RADIANS([.D$8])+RADIANS([.D18]-[.C18])/2))/SIN(RADIANS([.D$8]/2))" office:value-type="float" office:value="1.80077215609372">
            <text:p>1,80077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ialová 2</text:p>
          </table:table-cell>
          <table:table-cell office:value-type="float" office:value="404.6">
            <text:p>404,6</text:p>
          </table:table-cell>
          <table:table-cell office:value-type="float" office:value="184.0067">
            <text:p>184,0067</text:p>
          </table:table-cell>
          <table:table-cell office:value-type="float" office:value="321.3553">
            <text:p>321,3553</text:p>
          </table:table-cell>
          <table:table-cell table:style-name="ce9" table:formula="oooc:=SIN(0.5*(RADIANS([.D$8])+RADIANS([.D19]-[.C19])/2))/SIN(RADIANS([.D$8]/2))" office:value-type="float" office:value="1.8026518395661">
            <text:p>1,8026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>
            <text:p>natočení polokoule</text:p>
          </table:table-cell>
          <table:table-cell table:style-name="ce4" office:value-type="string">
            <text:p><text:span text:style-name="T3">β</text:span><text:span text:style-name="T4"> </text:span>vzduchu [°]</text:p>
          </table:table-cell>
          <table:table-cell table:style-name="ce4" office:value-type="string">
            <text:p>β vody [°]</text:p>
          </table:table-cell>
          <table:table-cell table:style-name="ce4" office:value-type="string">
            <text:p>β C3H80 [°]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float" office:value="34.16">
            <text:p>34,16</text:p>
          </table:table-cell>
          <table:table-cell table:style-name="ce5" office:value-type="float" office:value="48.92">
            <text:p>48,92</text:p>
          </table:table-cell>
          <table:table-cell table:style-name="ce5" office:value-type="float" office:value="51.02">
            <text:p>51,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 office:value-type="float" office:value="34.45">
            <text:p>34,45</text:p>
          </table:table-cell>
          <table:table-cell table:style-name="ce5" office:value-type="float" office:value="49.18">
            <text:p>49,18</text:p>
          </table:table-cell>
          <table:table-cell table:style-name="ce5" office:value-type="float" office:value="51.18">
            <text:p>51,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5" office:value-type="float" office:value="35.58">
            <text:p>35,58</text:p>
          </table:table-cell>
          <table:table-cell table:style-name="ce5" office:value-type="float" office:value="50.23">
            <text:p>50,23</text:p>
          </table:table-cell>
          <table:table-cell table:style-name="ce5" office:value-type="float" office:value="52.13">
            <text:p>52,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5" office:value-type="float" office:value="35.5">
            <text:p>35,50</text:p>
          </table:table-cell>
          <table:table-cell table:style-name="ce5" office:value-type="float" office:value="51.07">
            <text:p>51,07</text:p>
          </table:table-cell>
          <table:table-cell table:style-name="ce5" office:value-type="float" office:value="50.83">
            <text:p>50,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5" office:value-type="float" office:value="36.2">
            <text:p>36,20</text:p>
          </table:table-cell>
          <table:table-cell table:style-name="ce5" office:value-type="float" office:value="50.7">
            <text:p>50,70</text:p>
          </table:table-cell>
          <table:table-cell table:style-name="ce5" office:value-type="float" office:value="52.67">
            <text:p>52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5" office:value-type="float" office:value="35.07">
            <text:p>35,07</text:p>
          </table:table-cell>
          <table:table-cell table:style-name="ce5" office:value-type="float" office:value="49.52">
            <text:p>49,52</text:p>
          </table:table-cell>
          <table:table-cell table:style-name="ce5" office:value-type="float" office:value="51.6">
            <text:p>51,60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>
            <text:p>průměr</text:p>
          </table:table-cell>
          <table:table-cell table:style-name="ce6" table:formula="oooc:=AVERAGE([.C22:.C27])" office:value-type="float" office:value="35.16">
            <text:p>35,2</text:p>
          </table:table-cell>
          <table:table-cell table:style-name="ce6" table:formula="oooc:=AVERAGE([.D22:.D27])" office:value-type="float" office:value="49.9366666666667">
            <text:p>49,9</text:p>
          </table:table-cell>
          <table:table-cell table:style-name="ce6" table:formula="oooc:=AVERAGE([.E22:.E27])" office:value-type="float" office:value="51.5716666666667">
            <text:p>51,6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>
            <text:p>chyba</text:p>
          </table:table-cell>
          <table:table-cell table:style-name="ce6" table:formula="oooc:=STDEV([.C22:.C27])" office:value-type="float" office:value="0.759710471166484">
            <text:p>0,8</text:p>
          </table:table-cell>
          <table:table-cell table:style-name="ce6" table:formula="oooc:=STDEV([.D22:.D27])" office:value-type="float" office:value="0.864052467542722">
            <text:p>0,9</text:p>
          </table:table-cell>
          <table:table-cell table:style-name="ce6" table:formula="oooc:=STDEV([.E22:.E27])" office:value-type="float" office:value="0.710870358551169">
            <text:p>0,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office:value-type="string">
            <text:p>N1</text:p>
          </table:table-cell>
          <table:table-cell table:style-name="Default"/>
          <table:table-cell table:style-name="ce8" table:formula="oooc:=SIN(RADIANS([.D28]))/SIN(RADIANS([.C28]))" office:value-type="float" office:value="1.32902301451662">
            <text:p>1,329</text:p>
          </table:table-cell>
          <table:table-cell table:style-name="ce8" table:formula="oooc:=SIN(RADIANS([.E28]))/SIN(RADIANS([.C28]))" office:value-type="float" office:value="1.36037211089902">
            <text:p>1,3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table:formula="oooc:=[.D31]*SQRT(      ([.$C29]/[.$C28])^2 + ([.D29]/[.D28])^2     )" office:value-type="float" office:value="0.0367893486230645">
            <text:p>0,04</text:p>
          </table:table-cell>
          <table:table-cell table:formula="oooc:=[.E31]*SQRT(      ([.$C29]/[.$C28])^2 + ([.E29]/[.E28])^2     )" office:value-type="float" office:value="0.0348657519302843">
            <text:p>0,03</text:p>
          </table:table-cell>
          <table:table-cell table:number-columns-repeated="5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.11.2009</text:date>, <text:time>09:12:5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ie</meta:initial-creator>
    <meta:creation-date>2009-11-05T08:34:50</meta:creation-date>
    <dc:creator>Paulie</dc:creator>
    <dc:date>2009-11-11T13:01:06</dc:date>
    <meta:editing-cycles>16</meta:editing-cycles>
    <meta:editing-duration>PT4H2M14S</meta:editing-duration>
    <meta:user-defined meta:name="Informace 1"/>
    <meta:user-defined meta:name="Informace 2"/>
    <meta:user-defined meta:name="Informace 3"/>
    <meta:user-defined meta:name="Informace 4"/>
    <meta:document-statistic meta:table-count="3" meta:cell-count="110"/>
  </office:meta>
</office:document-meta>
</file>